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kumentation: Raspberry Pi USB-Klon-Backup (Docker-optimiert)</text:h>
      <text:h text:style-name="Heading_20_2" text:outline-level="2">1. Übersicht</text:h>
      <text:p text:style-name="Text_20_body">Dieses System erstellt ein bootfähiges 1-zu-1-Abbild deiner primären USB-Festplatte (<text:span text:style-name="Source_20_Text">sda</text:span>) auf eine sekundäre USB-Festplatte (<text:span text:style-name="Source_20_Text">sdb</text:span>). Um Datenkorruption zu vermeiden, werden Docker-Container während des Vorgangs gestoppt.</text:p>
      <text:h text:style-name="Heading_20_2" text:outline-level="2">2. Voraussetzungen</text:h>
      <text:p text:style-name="Text_20_body">Bevor das Skript läuft, müssen folgende Tools installiert sein:</text:p>
      <text:h text:style-name="Heading_20_3" text:outline-level="3">rpi-clone installieren</text:h>
      <text:p text:style-name="P1">Bash</text:p>
      <text:p text:style-name="Preformatted_20_Text"><text:span text:style-name="Source_20_Text">git clone https://github.com/billw2/rpi-clone.git</text:span></text:p>
      <text:p text:style-name="Preformatted_20_Text"><text:span text:style-name="Source_20_Text">cd rpi-clone</text:span></text:p>
      <text:p text:style-name="P2"><text:span text:style-name="Source_20_Text">sudo cp rpi-clone rpi-clone-setup /usr/local/sbin</text:span></text:p>
      <text:h text:style-name="Heading_20_2" text:outline-level="2">3. Das Backup-Skript (<text:span text:style-name="Source_20_Text">/home/pi/clone-pi.sh</text:span>)</text:h>
      <text:p text:style-name="Text_20_body">Kopiere den folgenden Block in eine Datei namens <text:span text:style-name="Source_20_Text">clone-pi.sh</text:span>:</text:p>
      <text:p text:style-name="P1">Bash</text:p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KONFIGURATION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SOURCE="sda"</text:span></text:p>
      <text:p text:style-name="Preformatted_20_Text"><text:span text:style-name="Source_20_Text">TARGET="sdb"</text:span></text:p>
      <text:p text:style-name="Preformatted_20_Text"><text:span text:style-name="Source_20_Text">LOGFILE="/var/log/pi-clone.log"</text:span></text:p>
      <text:p text:style-name="Preformatted_20_Text"><text:span text:style-name="Source_20_Text">MAX_LOG_LINES=1000</text:span></text:p>
      <text:p text:style-name="Preformatted_20_Text"/>
      <text:p text:style-name="Preformatted_20_Text"><text:span text:style-name="Source_20_Text"># rsync Fortschritts-Optionen (modern &amp; übersichtlich)</text:span></text:p>
      <text:p text:style-name="Preformatted_20_Text"><text:span text:style-name="Source_20_Text">export RSYNC_OPTIONS="--info=progress2 --human-readable"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START &amp; LOG-VORBEREITUNG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{</text:span></text:p>
      <text:p text:style-name="Preformatted_20_Text"><text:span text:style-name="Source_20_Text">echo "=========================================="</text:span></text:p>
      <text:p text:style-name="Preformatted_20_Text"><text:span text:style-name="Source_20_Text">echo "BACKUP START: $(date)"</text:span></text:p>
      <text:p text:style-name="Preformatted_20_Text"><text:span text:style-name="Source_20_Text">START_TIME=$(date +%s)</text:span></text:p>
      <text:p text:style-name="Preformatted_20_Text"/>
      <text:p text:style-name="Preformatted_20_Text"><text:span text:style-name="Source_20_Text"># 1. Docker Container stoppen</text:span></text:p>
      <text:p text:style-name="Preformatted_20_Text"><text:span text:style-name="Source_20_Text">echo "&gt;&gt;&gt; Stoppe alle Docker-Container..."</text:span></text:p>
      <text:p text:style-name="Preformatted_20_Text"><text:span text:style-name="Source_20_Text">RUNNING_CONTAINERS=$(docker ps -q)</text:span></text:p>
      <text:p text:style-name="Preformatted_20_Text"/>
      <text:p text:style-name="Preformatted_20_Text"><text:span text:style-name="Source_20_Text">if [ -z "$RUNNING_CONTAINERS" ]; then</text:span></text:p>
      <text:p text:style-name="Preformatted_20_Text"><text:span text:style-name="Source_20_Text"><text:s text:c="4"/>echo "Info: Keine laufenden Container gefunden."</text:span></text:p>
      <text:p text:style-name="Preformatted_20_Text"><text:span text:style-name="Source_20_Text">else</text:span></text:p>
      <text:p text:style-name="Preformatted_20_Text"><text:soft-page-break/><text:span text:style-name="Source_20_Text"><text:s text:c="4"/>docker stop $RUNNING_CONTAINERS</text:span></text:p>
      <text:p text:style-name="Preformatted_20_Text"><text:span text:style-name="Source_20_Text"><text:s text:c="4"/>echo "OK: Container erfolgreich gestoppt.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2. Klon-Vorgang mit rpi-clone</text:span></text:p>
      <text:p text:style-name="Preformatted_20_Text"><text:span text:style-name="Source_20_Text">echo "&gt;&gt;&gt; Starte Klonvorgang von $SOURCE nach $TARGET..."</text:span></text:p>
      <text:p text:style-name="Preformatted_20_Text"><text:span text:style-name="Source_20_Text">echo "&gt;&gt;&gt; Fortschritt wird unten angezeigt:"</text:span></text:p>
      <text:p text:style-name="Preformatted_20_Text"/>
      <text:p text:style-name="Preformatted_20_Text"><text:span text:style-name="Source_20_Text"># sudo -E reicht die RSYNC_OPTIONS an rpi-clone weiter</text:span></text:p>
      <text:p text:style-name="Preformatted_20_Text"><text:span text:style-name="Source_20_Text">sudo -E rpi-clone $TARGET -f -u -v</text:span></text:p>
      <text:p text:style-name="Preformatted_20_Text"/>
      <text:p text:style-name="Preformatted_20_Text"><text:span text:style-name="Source_20_Text"># 3. Docker Container wieder starten</text:span></text:p>
      <text:p text:style-name="Preformatted_20_Text"><text:span text:style-name="Source_20_Text">if [ -z "$RUNNING_CONTAINERS" ]; then</text:span></text:p>
      <text:p text:style-name="Preformatted_20_Text"><text:span text:style-name="Source_20_Text"><text:s text:c="4"/>echo "Info: Keine Container zum Neustarten vorhanden."</text:span></text:p>
      <text:p text:style-name="Preformatted_20_Text"><text:span text:style-name="Source_20_Text">else</text:span></text:p>
      <text:p text:style-name="Preformatted_20_Text"><text:span text:style-name="Source_20_Text"><text:s text:c="4"/>echo "&gt;&gt;&gt; Starte Container neu..."</text:span></text:p>
      <text:p text:style-name="Preformatted_20_Text"><text:span text:style-name="Source_20_Text"><text:s text:c="4"/>docker start $RUNNING_CONTAINERS</text:span></text:p>
      <text:p text:style-name="Preformatted_20_Text"><text:span text:style-name="Source_20_Text"><text:s text:c="4"/>echo "OK: Docker-Umgebung ist wieder online.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Zeitrechnung &amp; Abschluss</text:span></text:p>
      <text:p text:style-name="Preformatted_20_Text"><text:span text:style-name="Source_20_Text">END_TIME=$(date +%s)</text:span></text:p>
      <text:p text:style-name="Preformatted_20_Text"><text:span text:style-name="Source_20_Text">DURATION=$((END_TIME - START_TIME))</text:span></text:p>
      <text:p text:style-name="Preformatted_20_Text"><text:span text:style-name="Source_20_Text">echo "&gt;&gt;&gt; Backup erfolgreich abgeschlossen!"</text:span></text:p>
      <text:p text:style-name="Preformatted_20_Text"><text:span text:style-name="Source_20_Text">echo "Dauer: $(($DURATION / 60)) Min. und $(($DURATION % 60)) Sek."</text:span></text:p>
      <text:p text:style-name="Preformatted_20_Text"><text:span text:style-name="Source_20_Text">echo "=========================================="</text:span></text:p>
      <text:p text:style-name="Preformatted_20_Text"><text:span text:style-name="Source_20_Text">} | tee -a $LOGFILE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LOG-ROTATION (Kürzt das Log auf die letzten X Zeilen)</text:span></text:p>
      <text:p text:style-name="Preformatted_20_Text"><text:span text:style-name="Source_20_Text"># ==========================================</text:span></text:p>
      <text:p text:style-name="P2"><text:span text:style-name="Source_20_Text">tail -n $MAX_LOG_LINES "$LOGFILE" &gt; "$LOGFILE.tmp" &amp;&amp; mv "$LOGFILE.tmp" "$LOGFILE"</text:span></text:p>
      <text:h text:style-name="Heading_20_2" text:outline-level="2">4. Einrichtung &amp; Automatisierung</text:h>
      <text:h text:style-name="Heading_20_3" text:outline-level="3">Skript ausführbar machen</text:h>
      <text:p text:style-name="P1">Bash</text:p>
      <text:p text:style-name="P2"><text:span text:style-name="Source_20_Text">chmod +x /home/pi/clone-pi.sh</text:span></text:p>
      <text:h text:style-name="Heading_20_3" text:outline-level="3">Automatischer Zeitplan (Cronjob)</text:h>
      <text:p text:style-name="Text_20_body">Um das Backup jeden Sonntag um 03:00 Uhr morgens auszuführen:</text:p>
      <text:list text:style-name="L1">
        <text:list-item>
          <text:p text:style-name="P3">Öffne die Crontab: <text:span text:style-name="Source_20_Text">sudo crontab -e</text:span></text:p>
        </text:list-item>
        <text:list-item>
          <text:p text:style-name="P3">Füge diese Zeile am Ende hinzu: <text:span text:style-name="Source_20_Text">00 03 * * 0 /home/pi/clone-pi.sh</text:span></text:p>
        </text:list-item>
      </text:list>
      <text:h text:style-name="Heading_20_2" text:outline-level="2">5. Wiederherstellung im Notfall</text:h>
      <text:p text:style-name="Text_20_body">Sollte deine Hauptplatte (<text:span text:style-name="Source_20_Text">sda</text:span>) ausfallen:</text:p>
      <text:list text:style-name="L2">
        <text:list-item>
          <text:p text:style-name="P4">Schalte den Raspberry Pi aus.</text:p>
        </text:list-item>
        <text:list-item>
          <text:p text:style-name="P4">Entferne die defekte Platte.</text:p>
        </text:list-item>
        <text:list-item>
          <text:p text:style-name="P4"><text:soft-page-break/>Schließe die Backup-Platte an den Port der Hauptplatte an (oder stelle sicher, dass sie das einzige Boot-Medium ist).</text:p>
        </text:list-item>
        <text:list-item>
          <text:p text:style-name="P4">Starte den Pi. Er wird direkt vom Klon boote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1:35:52.693932000</meta:creation-date>
    <dc:date>2026-03-02T21:37:55.130323000</dc:date>
    <meta:editing-duration>PT2M3S</meta:editing-duration>
    <meta:editing-cycles>1</meta:editing-cycles>
    <meta:document-statistic meta:table-count="0" meta:image-count="0" meta:object-count="0" meta:page-count="3" meta:paragraph-count="77" meta:word-count="363" meta:character-count="2958" meta:non-whitespace-character-count="2652"/>
    <meta:generator>LibreOffice/26.2.0.3$MacOSX_AARCH64 LibreOffice_project/afbbd0df0edb6d40b450b0337ac646b0913a760c</meta:generator>
  </office:meta>
</office:document-meta>
</file>